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800A27259BC11238.png" manifest:media-type="image/png"/>
  <manifest:file-entry manifest:full-path="Pictures/100000010000072A000004110B0FE5022927D5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0703d" officeooo:paragraph-rsid="0000703d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1"/>
      <text:p text:style-name="P3">Name:Ashish Mankar</text:p>
      <text:p text:style-name="P3">Roll No:80121</text:p>
      <text:p text:style-name="P3">Group:KD-4</text:p>
      <text:p text:style-name="P1"/>
      <text:p text:style-name="P2"><draw:frame draw:style-name="fr1" draw:name="Image2" text:anchor-type="char" svg:x="-1.402cm" svg:y="0.312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text:soft-page-break/>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2T19:57:19.514056664</dc:date>
    <meta:editing-duration>PT13M1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4" meta:word-count="7" meta:character-count="56" meta:non-whitespace-character-count="53"/>
  </office:meta>
</office:document-meta>
</file>